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32.339cm" fo:margin-left="0.347cm" style:page-number="auto" table:align="left"/>
    </style:style>
    <style:style style:name="Tabela1.A" style:family="table-column">
      <style:table-column-properties style:column-width="0.894cm"/>
    </style:style>
    <style:style style:name="Tabela1.B" style:family="table-column">
      <style:table-column-properties style:column-width="1.078cm"/>
    </style:style>
    <style:style style:name="Tabela1.C" style:family="table-column">
      <style:table-column-properties style:column-width="1.933cm"/>
    </style:style>
    <style:style style:name="Tabela1.D" style:family="table-column">
      <style:table-column-properties style:column-width="0.815cm"/>
    </style:style>
    <style:style style:name="Tabela1.E" style:family="table-column">
      <style:table-column-properties style:column-width="0.489cm"/>
    </style:style>
    <style:style style:name="Tabela1.F" style:family="table-column">
      <style:table-column-properties style:column-width="0.834cm"/>
    </style:style>
    <style:style style:name="Tabela1.G" style:family="table-column">
      <style:table-column-properties style:column-width="1.201cm"/>
    </style:style>
    <style:style style:name="Tabela1.H" style:family="table-column">
      <style:table-column-properties style:column-width="0.713cm"/>
    </style:style>
    <style:style style:name="Tabela1.I" style:family="table-column">
      <style:table-column-properties style:column-width="0.529cm"/>
    </style:style>
    <style:style style:name="Tabela1.J" style:family="table-column">
      <style:table-column-properties style:column-width="0.854cm"/>
    </style:style>
    <style:style style:name="Tabela1.K" style:family="table-column">
      <style:table-column-properties style:column-width="0.591cm"/>
    </style:style>
    <style:style style:name="Tabela1.L" style:family="table-column">
      <style:table-column-properties style:column-width="0.365cm"/>
    </style:style>
    <style:style style:name="Tabela1.M" style:family="table-column">
      <style:table-column-properties style:column-width="1.935cm"/>
    </style:style>
    <style:style style:name="Tabela1.N" style:family="table-column">
      <style:table-column-properties style:column-width="0.549cm"/>
    </style:style>
    <style:style style:name="Tabela1.O" style:family="table-column">
      <style:table-column-properties style:column-width="1.242cm"/>
    </style:style>
    <style:style style:name="Tabela1.P" style:family="table-column">
      <style:table-column-properties style:column-width="0.956cm"/>
    </style:style>
    <style:style style:name="Tabela1.Q" style:family="table-column">
      <style:table-column-properties style:column-width="2.462cm"/>
    </style:style>
    <style:style style:name="Tabela1.R" style:family="table-column">
      <style:table-column-properties style:column-width="1.568cm"/>
    </style:style>
    <style:style style:name="Tabela1.S" style:family="table-column">
      <style:table-column-properties style:column-width="2.646cm"/>
    </style:style>
    <style:style style:name="Tabela1.T" style:family="table-column">
      <style:table-column-properties style:column-width="2.686cm"/>
    </style:style>
    <style:style style:name="Tabela1.W" style:family="table-column">
      <style:table-column-properties style:column-width="2.667cm"/>
    </style:style>
    <style:style style:name="Tabela1.1" style:family="table-row">
      <style:table-row-properties style:min-row-height="1.192cm" style:use-optimal-row-height="false"/>
    </style:style>
    <style:style style:name="Tabela1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S1" style:family="table-cell">
      <style:table-cell-properties fo:background-color="#ffffff" fo:padding-left="0.009cm" fo:padding-right="0.009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1.404cm" style:use-optimal-row-height="false"/>
    </style:style>
    <style:style style:name="Tabela1.3" style:family="table-row">
      <style:table-row-properties style:min-row-height="1.332cm" style:use-optimal-row-height="false"/>
    </style:style>
    <style:style style:name="Tabela1.4" style:family="table-row">
      <style:table-row-properties style:min-row-height="0.866cm" style:use-optimal-row-height="false"/>
    </style:style>
    <style:style style:name="Tabela1.L4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5pt solid #000001" fo:border-bottom="0.25pt solid #000001" style:writing-mode="lr-tb">
        <style:background-image/>
      </style:table-cell-properties>
    </style:style>
    <style:style style:name="Tabela1.5" style:family="table-row">
      <style:table-row-properties style:min-row-height="0.473cm" style:use-optimal-row-height="false"/>
    </style:style>
    <style:style style:name="Tabela1.A5" style:family="table-cell">
      <style:table-cell-properties style:vertical-align="middle"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L5" style:family="table-cell">
      <style:table-cell-properties style:vertical-align="middle"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N5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6" style:family="table-row">
      <style:table-row-properties style:min-row-height="0.506cm" style:use-optimal-row-height="false"/>
    </style:style>
    <style:style style:name="Tabela1.A6" style:family="table-cell">
      <style:table-cell-properties style:vertical-align="middle"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7" style:family="table-row">
      <style:table-row-properties style:min-row-height="0.54cm" style:use-optimal-row-height="false"/>
    </style:style>
    <style:style style:name="Tabela1.N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0" style:family="table-row">
      <style:table-row-properties style:min-row-height="0.427cm" style:use-optimal-row-height="false"/>
    </style:style>
    <style:style style:name="Tabela1.N1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1" style:family="table-row">
      <style:table-row-properties style:min-row-height="0.474cm" style:use-optimal-row-height="false"/>
    </style:style>
    <style:style style:name="Tabela1.N1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23" style:family="table-row">
      <style:table-row-properties style:min-row-height="0.561cm" style:use-optimal-row-height="false"/>
    </style:style>
    <style:style style:name="Tabela1.N2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A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B34" style:family="table-cell">
      <style:table-cell-properties style:vertical-align="middle"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C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E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H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L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N3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A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B35" style:family="table-cell">
      <style:table-cell-properties style:vertical-align="middle"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C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E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H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L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N35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36" style:family="table-row">
      <style:table-row-properties style:min-row-height="0.409cm" style:use-optimal-row-height="false"/>
    </style:style>
    <style:style style:name="Tabela1.S36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T36" style:family="table-cell">
      <style:table-cell-properties style:vertical-align="middle" fo:background-color="#ffffff" fo:padding-left="0.009cm" fo:padding-right="0.009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a1.37" style:family="table-row">
      <style:table-row-properties style:min-row-height="0.411cm" style:use-optimal-row-height="false"/>
    </style:style>
    <style:style style:name="Tabela1.S37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38" style:family="table-row">
      <style:table-row-properties style:min-row-height="0.482cm" style:use-optimal-row-height="false"/>
    </style:style>
    <style:style style:name="Tabela2" style:family="table">
      <style:table-properties style:width="19.11cm" fo:margin-left="0.34cm" table:align="left"/>
    </style:style>
    <style:style style:name="Tabela2.A" style:family="table-column">
      <style:table-column-properties style:column-width="19.11cm"/>
    </style:style>
    <style:style style:name="Tabela2.1" style:family="table-row">
      <style:table-row-properties style:min-row-height="0.439cm" style:use-optimal-row-height="false"/>
    </style:style>
    <style:style style:name="Tabela2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2.2" style:family="table-row">
      <style:table-row-properties style:min-row-height="16.461cm" style:use-optimal-row-height="false"/>
    </style:style>
    <style:style style:name="Tabela2.4" style:family="table-row">
      <style:table-row-properties style:min-row-height="8.098cm" style:use-optimal-row-height="false"/>
    </style:style>
    <style:style style:name="P1" style:family="paragraph" style:parent-style-name="Table_20_Paragraph">
      <style:paragraph-properties fo:margin-left="0.893cm" fo:margin-top="0.189cm" fo:margin-bottom="0cm" style:contextual-spacing="false" fo:line-height="95%" fo:text-indent="-0.887cm" style:auto-text-indent="false" fo:break-before="page">
        <style:tab-stops/>
      </style:paragraph-properties>
      <style:text-properties fo:font-size="10pt" style:font-size-asian="10pt"/>
    </style:style>
    <style:style style:name="P2" style:family="paragraph" style:parent-style-name="Table_20_Paragraph">
      <style:paragraph-properties fo:margin-left="0.009cm" fo:margin-top="0.182cm" fo:margin-bottom="0cm" style:contextual-spacing="false" fo:line-height="0.404cm">
        <style:tab-stops/>
      </style:paragraph-properties>
      <style:text-properties fo:font-size="10pt" style:font-size-asian="10pt"/>
    </style:style>
    <style:style style:name="P3" style:family="paragraph" style:parent-style-name="Table_20_Paragraph">
      <style:paragraph-properties fo:margin-left="2.207cm" fo:line-height="0.404cm">
        <style:tab-stops/>
      </style:paragraph-properties>
    </style:style>
    <style:style style:name="P4" style:family="paragraph" style:parent-style-name="Table_20_Paragraph">
      <style:paragraph-properties fo:margin-left="0.007cm" fo:line-height="0.39cm" fo:text-align="center" style:justify-single-word="false">
        <style:tab-stops/>
      </style:paragraph-properties>
      <style:text-properties fo:font-size="10pt" style:font-size-asian="10pt"/>
    </style:style>
    <style:style style:name="P5" style:family="paragraph" style:parent-style-name="Table_20_Paragraph">
      <style:paragraph-properties fo:margin-left="0.007cm" fo:line-height="0.39cm"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Paragraph">
      <style:paragraph-properties fo:margin-left="0.007cm" fo:margin-top="0.289cm" fo:margin-bottom="0cm" style:contextual-spacing="false" fo:line-height="0.402cm">
        <style:tab-stops/>
      </style:paragraph-properties>
      <style:text-properties fo:font-size="10pt" style:font-size-asian="10pt"/>
    </style:style>
    <style:style style:name="P8" style:family="paragraph" style:parent-style-name="Table_20_Paragraph">
      <style:paragraph-properties fo:margin-left="0.736cm" fo:line-height="0.402cm">
        <style:tab-stops/>
      </style:paragraph-properties>
      <style:text-properties fo:font-size="10pt" style:font-size-asian="10pt"/>
    </style:style>
    <style:style style:name="P9" style:family="paragraph" style:parent-style-name="Table_20_Paragraph">
      <style:paragraph-properties fo:margin-left="0.009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0" style:family="paragraph" style:parent-style-name="Table_20_Paragraph">
      <style:paragraph-properties fo:margin-left="1.817cm" fo:margin-right="1.79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1" style:family="paragraph" style:parent-style-name="Table_20_Paragraph">
      <style:paragraph-properties fo:margin-left="0.005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2" style:family="paragraph" style:parent-style-name="Table_20_Paragraph">
      <style:paragraph-properties fo:margin-left="0.654cm" fo:margin-right="0.63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3" style:family="paragraph" style:parent-style-name="Table_20_Paragraph">
      <style:paragraph-properties fo:margin-top="0.014cm" fo:margin-bottom="0cm" style:contextual-spacing="false" fo:text-align="center" style:justify-single-word="false"/>
      <style:text-properties fo:font-size="14.5pt" style:font-size-asian="14.5pt"/>
    </style:style>
    <style:style style:name="P14" style:family="paragraph" style:parent-style-name="Table_20_Paragraph">
      <style:paragraph-properties fo:line-height="0.379cm" fo:text-align="center" style:justify-single-word="false"/>
      <style:text-properties fo:font-size="10pt" style:font-size-asian="10pt"/>
    </style:style>
    <style:style style:name="P15" style:family="paragraph" style:parent-style-name="Table_20_Paragraph">
      <style:paragraph-properties fo:margin-left="0.007cm" fo:line-height="0.385cm">
        <style:tab-stops/>
      </style:paragraph-properties>
      <style:text-properties fo:font-size="10pt" style:font-size-asian="10pt"/>
    </style:style>
    <style:style style:name="P16" style:family="paragraph" style:parent-style-name="Table_20_Paragraph">
      <style:paragraph-properties fo:margin-left="1.603cm" fo:margin-right="0.312cm" fo:margin-top="0.005cm" fo:margin-bottom="0cm" style:contextual-spacing="false" fo:line-height="0.399cm" fo:text-indent="-0.577cm" style:auto-text-indent="false">
        <style:tab-stops/>
      </style:paragraph-properties>
      <style:text-properties fo:font-size="10pt" style:font-size-asian="10pt"/>
    </style:style>
    <style:style style:name="P17" style:family="paragraph" style:parent-style-name="Table_20_Paragraph">
      <style:paragraph-properties fo:margin-left="1.533cm" fo:margin-top="0.189cm" fo:margin-bottom="0cm" style:contextual-spacing="false" fo:line-height="95%" fo:text-align="center" style:justify-single-word="false" fo:text-indent="-1.526cm" style:auto-text-indent="false">
        <style:tab-stops/>
      </style:paragraph-properties>
      <style:text-properties fo:font-size="10pt" style:font-size-asian="10pt"/>
    </style:style>
    <style:style style:name="P18" style:family="paragraph" style:parent-style-name="Table_20_Paragraph">
      <style:paragraph-properties fo:margin-left="0.654cm" fo:margin-right="0.639cm" fo:margin-top="0.206cm" fo:margin-bottom="0.423cm" style:contextual-spacing="false" fo:line-height="0.362cm" fo:text-align="center" style:justify-single-word="false">
        <style:tab-stops/>
      </style:paragraph-properties>
      <style:text-properties fo:font-size="9pt" style:font-size-asian="9pt"/>
    </style:style>
    <style:style style:name="P19" style:family="paragraph" style:parent-style-name="Table_20_Paragraph">
      <style:paragraph-properties fo:margin-left="0.654cm" fo:margin-right="0.639cm" fo:margin-top="0cm" fo:margin-bottom="0.423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20" style:family="paragraph" style:parent-style-name="Table_20_Paragraph">
      <style:paragraph-properties fo:margin-left="0.258cm" fo:margin-right="0.226cm" fo:margin-top="0.071cm" fo:margin-bottom="0cm" style:contextual-spacing="false" fo:line-height="95%" fo:text-align="center" style:justify-single-word="false" fo:text-indent="0.173cm" style:auto-text-indent="false">
        <style:tab-stops/>
      </style:paragraph-properties>
      <style:text-properties fo:font-size="9pt" fo:font-weight="bold" style:font-size-asian="9pt" style:font-weight-asian="bold"/>
    </style:style>
    <style:style style:name="P21" style:family="paragraph" style:parent-style-name="Table_20_Paragraph">
      <style:paragraph-properties fo:margin-left="0.631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2" style:family="paragraph" style:parent-style-name="Table_20_Paragraph">
      <style:paragraph-properties fo:margin-left="0.58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3" style:family="paragraph" style:parent-style-name="Table_20_Paragraph">
      <style:paragraph-properties fo:margin-left="0.515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4" style:family="paragraph" style:parent-style-name="Table_20_Paragraph">
      <style:paragraph-properties fo:margin-left="0.469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5" style:family="paragraph" style:parent-style-name="Table_20_Paragraph">
      <style:paragraph-properties fo:margin-left="0.587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6" style:family="paragraph" style:parent-style-name="Table_20_Paragraph">
      <style:paragraph-properties fo:margin-left="0.536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7" style:family="paragraph" style:parent-style-name="Table_20_Paragraph">
      <style:paragraph-properties fo:margin-left="0.586cm" fo:margin-top="0.249cm" fo:margin-bottom="0cm" style:contextual-spacing="false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8" style:family="paragraph" style:parent-style-name="Table_20_Paragraph">
      <style:paragraph-properties fo:margin-left="2.184cm" fo:margin-top="0.249cm" fo:margin-bottom="0cm" style:contextual-spacing="false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9" style:family="paragraph" style:parent-style-name="Table_20_Paragraph">
      <style:text-properties fo:color="#000000" loext:opacity="100%" style:font-name="Liberation Serif" style:font-name-complex="Liberation Serif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Liberation Serif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Liberation Serif" officeooo:rsid="0003b035" officeooo:paragraph-rsid="0003b035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Liberation Serif" fo:language="pt" fo:country="BR" style:language-asian="pt" style:country-asian="BR" style:font-name-complex="Liberation Serif" style:language-complex="ar" style:country-complex="SA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style:font-size-asian="10pt" style:font-size-complex="10pt"/>
    </style:style>
    <style:style style:name="P35" style:family="paragraph" style:parent-style-name="Table_20_Contents">
      <style:text-properties style:font-name="Liberation Serif"/>
    </style:style>
    <style:style style:name="P36" style:family="paragraph" style:parent-style-name="Table_20_Contents">
      <style:paragraph-properties fo:text-align="center" style:justify-single-word="false"/>
      <style:text-properties officeooo:rsid="0003b035" officeooo:paragraph-rsid="0003b035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fo:language="pt" fo:country="BR" style:font-size-asian="10pt" style:font-size-complex="10pt"/>
    </style:style>
    <style:style style:name="P38" style:family="paragraph" style:parent-style-name="Standard">
      <style:text-properties fo:language="pt" fo:country="BR"/>
    </style:style>
    <style:style style:name="P39" style:family="paragraph" style:parent-style-name="Table_20_Paragraph">
      <style:text-properties style:font-name="Liberation Serif" style:font-name-complex="Liberation Serif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officeooo:rsid="0003b035" officeooo:paragraph-rsid="0003b035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font-name="Liberation Serif" fo:font-size="10pt" style:font-size-asian="10pt" style:font-name-complex="Liberation Serif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officeooo:rsid="0003b035" officeooo:paragraph-rsid="0003b035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font-name="Liberation Serif" officeooo:rsid="0003b035" officeooo:paragraph-rsid="0003b035" style:font-name-complex="Liberation Serif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48" style:family="paragraph" style:parent-style-name="Table_20_Paragraph">
      <style:paragraph-properties fo:margin-left="8.599cm" fo:margin-right="8.588cm" fo:margin-top="0.019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49" style:family="paragraph" style:parent-style-name="Standard">
      <style:paragraph-properties fo:text-align="center" style:justify-single-word="false"/>
      <style:text-properties fo:color="#f79646" loext:opacity="100%" style:font-name="Liberation Serif"/>
    </style:style>
    <style:style style:name="P50" style:family="paragraph" style:parent-style-name="Standard">
      <style:paragraph-properties fo:text-align="center" style:justify-single-word="false"/>
      <style:text-properties fo:color="#9bbb59" loext:opacity="100%" style:font-name="Liberation Serif"/>
    </style:style>
    <style:style style:name="P51" style:family="paragraph" style:parent-style-name="Standard">
      <style:paragraph-properties fo:text-align="center" style:justify-single-word="false"/>
      <style:text-properties fo:color="#8064a2" loext:opacity="100%" style:font-name="Liberation Serif"/>
    </style:style>
    <style:style style:name="P52" style:family="paragraph" style:parent-style-name="Table_20_Paragraph">
      <style:paragraph-properties fo:margin-left="0.055cm" fo:margin-right="0.10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3" style:family="paragraph" style:parent-style-name="Table_20_Paragraph">
      <style:paragraph-properties fo:margin-left="0.619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4" style:family="paragraph" style:parent-style-name="Table_20_Paragraph">
      <style:paragraph-properties fo:margin-left="0.363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5" style:family="paragraph" style:parent-style-name="Table_20_Paragraph">
      <style:paragraph-properties fo:margin-left="0.07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6" style:family="paragraph" style:parent-style-name="Table_20_Paragraph">
      <style:paragraph-properties fo:margin-left="0.309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7" style:family="paragraph" style:parent-style-name="Table_20_Paragraph">
      <style:paragraph-properties fo:margin-left="0.138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8" style:family="paragraph" style:parent-style-name="Table_20_Paragraph">
      <style:paragraph-properties fo:margin-left="0.14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9" style:family="paragraph" style:parent-style-name="Table_20_Paragraph">
      <style:paragraph-properties fo:margin-left="0.261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0" style:family="paragraph" style:parent-style-name="Table_20_Paragraph">
      <style:paragraph-properties fo:margin-left="0.33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1" style:family="paragraph" style:parent-style-name="Table_20_Paragraph">
      <style:paragraph-properties fo:margin-left="0.148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2" style:family="paragraph" style:parent-style-name="Table_20_Paragraph">
      <style:paragraph-properties fo:margin-left="0.26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3" style:family="paragraph" style:parent-style-name="Table_20_Paragraph">
      <style:paragraph-properties fo:margin-left="0.48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4" style:family="paragraph" style:parent-style-name="Table_20_Paragraph">
      <style:paragraph-properties fo:margin-left="0.069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65" style:family="paragraph" style:parent-style-name="Table_20_Paragraph">
      <style:paragraph-properties fo:margin-left="0.171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6" style:family="paragraph" style:parent-style-name="Table_20_Paragraph">
      <style:paragraph-properties fo:margin-left="0.19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7" style:family="paragraph" style:parent-style-name="Table_20_Paragraph">
      <style:paragraph-properties fo:text-align="center" style:justify-single-word="false"/>
      <style:text-properties fo:font-size="9pt" style:font-size-asian="9pt"/>
    </style:style>
    <style:style style:name="P68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9" style:family="paragraph" style:parent-style-name="Table_20_Paragraph">
      <style:paragraph-properties fo:margin-left="0.25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0" style:family="paragraph" style:parent-style-name="Table_20_Paragraph">
      <style:paragraph-properties fo:margin-left="0.24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1" style:family="paragraph" style:parent-style-name="Table_20_Paragraph">
      <style:paragraph-properties fo:margin-left="0.06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2" style:family="paragraph" style:parent-style-name="Table_20_Paragraph">
      <style:paragraph-properties fo:margin-left="0.22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3" style:family="paragraph" style:parent-style-name="Table_20_Paragraph">
      <style:paragraph-properties fo:margin-left="0.26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4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5" style:family="paragraph" style:parent-style-name="Table_20_Paragraph">
      <style:paragraph-properties fo:margin-top="0.046cm" fo:margin-bottom="0cm" style:contextual-spacing="false" fo:text-align="center" style:justify-single-word="false"/>
      <style:text-properties fo:font-size="9pt" style:font-size-asian="9pt"/>
    </style:style>
    <style:style style:name="P76" style:family="paragraph" style:parent-style-name="Table_20_Paragraph">
      <style:paragraph-properties fo:margin-left="0.21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7" style:family="paragraph" style:parent-style-name="Table_20_Paragraph">
      <style:paragraph-properties fo:margin-left="0.06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8" style:family="paragraph" style:parent-style-name="Table_20_Paragraph">
      <style:paragraph-properties fo:margin-top="0.046cm" fo:margin-bottom="0cm" style:contextual-spacing="false" fo:line-height="0.337cm" fo:text-align="center" style:justify-single-word="false"/>
      <style:text-properties fo:font-size="9pt" style:font-size-asian="9pt" style:text-scale="99%"/>
    </style:style>
    <style:style style:name="P79" style:family="paragraph" style:parent-style-name="Table_20_Paragraph">
      <style:paragraph-properties fo:margin-right="0.085cm" fo:margin-top="0.046cm" fo:margin-bottom="0cm" style:contextual-spacing="false" fo:text-align="center" style:justify-single-word="false"/>
      <style:text-properties fo:font-size="9pt" style:font-size-asian="9pt" style:text-scale="99%"/>
    </style:style>
    <style:style style:name="P80" style:family="paragraph" style:parent-style-name="Table_20_Paragraph">
      <style:paragraph-properties fo:margin-left="0.189cm" fo:line-height="0.404cm" fo:text-align="center" style:justify-single-word="false">
        <style:tab-stops/>
      </style:paragraph-properties>
    </style:style>
    <style:style style:name="P81" style:family="paragraph" style:parent-style-name="Table_20_Paragraph">
      <style:paragraph-properties fo:margin-left="0.189cm" fo:margin-right="0.175cm" fo:line-height="95%">
        <style:tab-stops>
          <style:tab-stop style:position="0.601cm"/>
        </style:tab-stops>
      </style:paragraph-properties>
    </style:style>
    <style:style style:name="P82" style:family="paragraph" style:parent-style-name="Table_20_Paragraph">
      <style:paragraph-properties fo:margin-left="0.189cm" fo:line-height="0.439cm">
        <style:tab-stops/>
      </style:paragraph-properties>
      <style:text-properties fo:font-weight="bold" style:font-weight-asian="bold"/>
    </style:style>
    <style:style style:name="P83" style:family="paragraph" style:parent-style-name="Table_20_Paragraph" style:list-style-name="L1">
      <style:paragraph-properties fo:line-height="0.439cm"/>
    </style:style>
    <style:style style:name="P84" style:family="paragraph" style:parent-style-name="Table_20_Paragraph">
      <style:paragraph-properties fo:margin-left="0.824cm" fo:line-height="0.439cm">
        <style:tab-stops/>
      </style:paragraph-properties>
    </style:style>
    <style:style style:name="P85" style:family="paragraph" style:parent-style-name="Table_20_Paragraph">
      <style:paragraph-properties fo:line-height="0.439cm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6" style:family="paragraph" style:parent-style-name="Table_20_Paragraph">
      <style:paragraph-properties fo:margin-top="0.101cm" fo:margin-bottom="0.101cm" style:contextual-spacing="false" fo:line-height="0.439cm" fo:text-indent="0.199cm" style:auto-text-indent="false"/>
    </style:style>
    <style:style style:name="P87" style:family="paragraph" style:parent-style-name="Table_20_Paragraph" style:list-style-name="L1">
      <style:paragraph-properties fo:margin-top="0.101cm" fo:margin-bottom="0.101cm" style:contextual-spacing="false" fo:line-height="0.439cm"/>
      <style:text-properties style:font-weight-complex="bold"/>
    </style:style>
    <style:style style:name="P88" style:family="paragraph" style:parent-style-name="Table_20_Paragraph" style:list-style-name="L1">
      <style:paragraph-properties fo:margin-top="0.101cm" fo:margin-bottom="0.101cm" style:contextual-spacing="false" fo:line-height="0.439cm"/>
    </style:style>
    <style:style style:name="P89" style:family="paragraph" style:parent-style-name="Table_20_Paragraph">
      <style:paragraph-properties fo:margin-top="0.101cm" fo:margin-bottom="0.101cm" style:contextual-spacing="false" fo:line-height="0.439cm"/>
    </style:style>
    <style:style style:name="P90" style:family="paragraph" style:parent-style-name="Table_20_Paragraph" style:list-style-name="L1">
      <style:paragraph-properties fo:margin-right="0.178cm" fo:line-height="95%">
        <style:tab-stops>
          <style:tab-stop style:position="-9.357cm"/>
        </style:tab-stops>
      </style:paragraph-properties>
    </style:style>
    <style:style style:name="P91" style:family="paragraph" style:parent-style-name="Table_20_Paragraph" style:list-style-name="L1">
      <style:paragraph-properties fo:margin-right="0.178cm" fo:line-height="95%">
        <style:tab-stops>
          <style:tab-stop style:position="-11.005cm"/>
        </style:tab-stops>
      </style:paragraph-properties>
    </style:style>
    <style:style style:name="P92" style:family="paragraph" style:parent-style-name="Table_20_Paragraph">
      <style:paragraph-properties fo:margin-left="0.824cm" fo:margin-right="0.178cm" fo:line-height="95%">
        <style:tab-stops>
          <style:tab-stop style:position="-7.71cm"/>
        </style:tab-stops>
      </style:paragraph-properties>
    </style:style>
    <style:style style:name="P93" style:family="paragraph" style:parent-style-name="Table_20_Paragraph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94" style:family="paragraph" style:parent-style-name="Table_20_Paragraph">
      <style:paragraph-properties fo:text-align="center" style:justify-single-word="false"/>
      <style:text-properties fo:font-size="10pt" style:font-size-asian="10pt"/>
    </style:style>
    <style:style style:name="P95" style:family="paragraph" style:parent-style-name="Table_20_Paragraph">
      <style:paragraph-properties fo:margin-top="0.009cm" fo:margin-bottom="0cm" style:contextual-spacing="false" fo:text-align="center" style:justify-single-word="false"/>
      <style:text-properties fo:font-size="10.5pt" style:font-size-asian="10.5pt"/>
    </style:style>
    <style:style style:name="P96" style:family="paragraph" style:parent-style-name="Table_20_Paragraph">
      <style:paragraph-properties fo:margin-left="9.075cm" fo:line-height="0.035cm" fo:text-align="center" style:justify-single-word="false">
        <style:tab-stops/>
      </style:paragraph-properties>
      <style:text-properties fo:font-size="1pt" style:font-size-asian="1pt"/>
    </style:style>
    <style:style style:name="P97" style:family="paragraph" style:parent-style-name="Table_20_Paragraph">
      <style:paragraph-properties fo:margin-left="10.777cm" fo:margin-right="0.667cm" fo:line-height="95%" fo:text-align="center" style:justify-single-word="false" fo:text-indent="-1.588cm" style:auto-text-indent="false">
        <style:tab-stops/>
      </style:paragraph-properties>
    </style:style>
    <style:style style:name="P98" style:family="paragraph" style:parent-style-name="Table_20_Paragraph">
      <style:paragraph-properties fo:margin-top="0.004cm" fo:margin-bottom="0cm" style:contextual-spacing="false" fo:text-align="center" style:justify-single-word="false"/>
      <style:text-properties fo:font-size="6.5pt" style:font-size-asian="6.5pt"/>
    </style:style>
    <style:style style:name="P99" style:family="paragraph" style:parent-style-name="Table_20_Paragraph">
      <style:paragraph-properties fo:margin-left="9.206cm" fo:line-height="0.035cm" fo:text-align="center" style:justify-single-word="false">
        <style:tab-stops/>
      </style:paragraph-properties>
      <style:text-properties fo:font-size="1pt" style:font-size-asian="1pt"/>
    </style:style>
    <style:style style:name="P100" style:family="paragraph" style:parent-style-name="Table_20_Paragraph">
      <style:paragraph-properties fo:margin-left="11.028cm" fo:margin-right="0.667cm" fo:line-height="95%" fo:text-align="center" style:justify-single-word="false" fo:text-indent="-1.838cm" style:auto-text-indent="false">
        <style:tab-stops/>
      </style:paragraph-properties>
    </style:style>
    <style:style style:name="P101" style:family="paragraph" style:parent-style-name="Standard">
      <style:paragraph-properties fo:margin-top="0.007cm" fo:margin-bottom="0cm" style:contextual-spacing="false"/>
    </style:style>
    <style:style style:name="T1" style:family="text">
      <style:text-properties fo:font-size="10pt" fo:font-weight="bold" officeooo:rsid="0003b035" style:font-size-asian="10pt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fo:color="#000000" loext:opacity="100%" style:font-name="Liberation Serif" fo:font-size="10pt" style:font-size-asian="10pt" style:font-size-complex="10pt"/>
    </style:style>
    <style:style style:name="T7" style:family="text">
      <style:text-properties style:font-name="Liberation Serif"/>
    </style:style>
    <style:style style:name="T8" style:family="text">
      <style:text-properties fo:font-weight="bold" style:font-weight-asian="bold"/>
    </style:style>
    <style:style style:name="T9" style:family="text">
      <style:text-properties fo:color="#000000" loext:opacity="100%"/>
    </style:style>
    <style:style style:name="T10" style:family="text">
      <style:text-properties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S"/>
        <table:table-column table:style-name="Tabela1.T"/>
        <table:table-column table:style-name="Tabela1.W"/>
        <table:table-row table:style-name="Tabela1.1">
          <table:table-cell table:style-name="Tabela1.A1" table:number-columns-spanned="3" office:value-type="string">
            <text:p text:style-name="P1">SRPV / CINDACTA: CINDACTA II</text:p>
          </table:table-cell>
          <table:covered-table-cell/>
          <table:covered-table-cell/>
          <table:table-cell table:style-name="Tabela1.A1" table:number-columns-spanned="10" office:value-type="string">
            <text:p text:style-name="P2">ESCALA DO MÊS/ANO:</text:p>
            <text:p text:style-name="P3"><text:span text:style-name="Fonte_20_parág._20_padrão"><text:span text:style-name="T1">CUMPRIDA</text:span></text:span><text:span text:style-name="Fonte_20_parág._20_padrão"><text:span text:style-name="T2"> <text:s/>MARÇO/202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ESCALANTE:</text:p>
            <text:p text:style-name="P4"/>
            <text:p text:style-name="P5"><text:span text:style-name="Fonte_20_parág._20_padrão"><text:span text:style-name="T3">FERNANDES 2S QSS BCO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2">
          <table:table-cell table:style-name="Tabela1.A1" table:number-columns-spanned="3" office:value-type="string">
            <text:p text:style-name="P7">LOCALIDADE:</text:p>
            <text:p text:style-name="P8">CURITIBA – PR</text:p>
          </table:table-cell>
          <table:covered-table-cell/>
          <table:covered-table-cell/>
          <table:table-cell table:style-name="Tabela1.A1" table:number-columns-spanned="5" office:value-type="string">
            <text:p text:style-name="P9">EFETIVO TOTAL:</text:p>
            <text:p text:style-name="P10">09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1">EFETIVO DA ESCALA:</text:p>
            <text:p text:style-name="P12">0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CHEFE DO ÓRGÃO:</text:p>
            <text:p text:style-name="P13"/>
            <text:p text:style-name="P14">FÁBIO CESAR Cap Esp CTA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">
          <table:table-cell table:style-name="Tabela1.A1" table:number-columns-spanned="3" office:value-type="string">
            <text:p text:style-name="P15">ORGÃO:</text:p>
            <text:p text:style-name="P15"/>
            <text:p text:style-name="P16">ARCC – CW OEA</text:p>
          </table:table-cell>
          <table:covered-table-cell/>
          <table:covered-table-cell/>
          <table:table-cell table:style-name="Tabela1.A1" table:number-columns-spanned="5" office:value-type="string">
            <text:p text:style-name="P17">MÉDIA HORA MENSAL:<text:line-break/></text:p>
            <text:p text:style-name="P17">144/18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8">HORA INSTRUÇÃO:</text:p>
            <text:p text:style-name="P19">15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CHEFE DA DIV OPR CINDACTA II:</text:p>
            <text:p text:style-name="P5"/>
            <text:p text:style-name="P5"/>
            <text:p text:style-name="P4"/>
            <text:p text:style-name="P5"><text:span text:style-name="Fonte_20_parág._20_padrão"><text:span text:style-name="T3">POR DEL: FRANÇA Ten Cel Av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4">
          <table:table-cell table:style-name="Tabela1.A1" table:number-columns-spanned="2" office:value-type="string">
            <text:p text:style-name="P20">DIA DO MÊS/SEM</text:p>
          </table:table-cell>
          <table:covered-table-cell/>
          <table:table-cell table:style-name="Tabela1.A1" table:number-columns-spanned="2" office:value-type="string">
            <text:p text:style-name="P21"><text:span text:style-name="Fonte_20_parág._20_padrão"><text:span text:style-name="T4">1º TURNO</text:span></text:span></text:p>
            <text:p text:style-name="P22">07:00/14:00</text:p>
          </table:table-cell>
          <table:covered-table-cell/>
          <table:table-cell table:style-name="Tabela1.A1" table:number-columns-spanned="3" office:value-type="string">
            <text:p text:style-name="P23"><text:span text:style-name="Fonte_20_parág._20_padrão"><text:span text:style-name="T4">2º TURNO</text:span></text:span></text:p>
            <text:p text:style-name="P24">14:00/21:00</text:p>
          </table:table-cell>
          <table:covered-table-cell/>
          <table:covered-table-cell/>
          <table:table-cell table:style-name="Tabela1.A1" table:number-columns-spanned="4" office:value-type="string">
            <text:p text:style-name="P25"><text:span text:style-name="Fonte_20_parág._20_padrão"><text:span text:style-name="T4">3º TURNO</text:span></text:span></text:p>
            <text:p text:style-name="P26">21:00/07:00</text:p>
          </table:table-cell>
          <table:covered-table-cell/>
          <table:covered-table-cell/>
          <table:covered-table-cell/>
          <table:table-cell table:style-name="Tabela1.L4" table:number-columns-spanned="2" office:value-type="string">
            <text:p text:style-name="P27">FOLGA</text:p>
          </table:table-cell>
          <table:covered-table-cell/>
          <table:table-cell table:style-name="Tabela1.L4" table:number-columns-spanned="5" office:value-type="string">
            <text:p text:style-name="P28">OBSERVAÇÕES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5">
          <table:table-cell table:style-name="Tabela1.A5" office:value-type="string">
            <text:p text:style-name="P29">1</text:p>
          </table:table-cell>
          <table:table-cell table:style-name="Tabela1.A5" office:value-type="string">
            <text:p text:style-name="Table_20_Contents"><text:span text:style-name="Fonte_20_parág._20_padrão"><text:span text:style-name="T5">SAB</text:span></text:span></text:p>
          </table:table-cell>
          <table:table-cell table:style-name="Tabela1.A5" table:number-columns-spanned="2" office:value-type="string">
            <text:p text:style-name="P30">A</text:p>
          </table:table-cell>
          <table:covered-table-cell/>
          <table:table-cell table:style-name="Tabela1.A5" table:number-columns-spanned="3" office:value-type="string">
            <text:p text:style-name="P31">E</text:p>
          </table:table-cell>
          <table:covered-table-cell/>
          <table:covered-table-cell/>
          <table:table-cell table:style-name="Tabela1.A5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L5" table:number-columns-spanned="2" office:value-type="string">
            <text:p text:style-name="P32"/>
          </table:table-cell>
          <table:covered-table-cell/>
          <table:table-cell table:style-name="Tabela1.N5" table:number-columns-spanned="5" office:value-type="string">
            <text:p text:style-name="P33"><text:span text:style-name="Fonte_20_parág._20_padrão"><text:span text:style-name="T6">A – 146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6">
          <table:table-cell table:style-name="Tabela1.A6" office:value-type="string">
            <text:p text:style-name="P29">2</text:p>
          </table:table-cell>
          <table:table-cell table:style-name="Tabela1.A6" office:value-type="string">
            <text:p text:style-name="Table_20_Contents"><text:span text:style-name="Fonte_20_parág._20_padrão"><text:span text:style-name="T5">DOM</text:span></text:span></text:p>
          </table:table-cell>
          <table:table-cell table:style-name="Tabela1.A6" table:number-columns-spanned="2" office:value-type="string">
            <text:p text:style-name="P30">E</text:p>
          </table:table-cell>
          <table:covered-table-cell/>
          <table:table-cell table:style-name="Tabela1.A6" table:number-columns-spanned="3" office:value-type="string">
            <text:p text:style-name="P30">D</text:p>
          </table:table-cell>
          <table:covered-table-cell/>
          <table:covered-table-cell/>
          <table:table-cell table:style-name="Tabela1.A6" table:number-columns-spanned="4" office:value-type="string">
            <text:p text:style-name="P30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/>
          </table:table-cell>
          <table:covered-table-cell/>
          <table:table-cell table:style-name="Tabela1.N6" table:number-columns-spanned="5" office:value-type="string">
            <text:p text:style-name="P34">B – 117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7">
          <table:table-cell table:style-name="Tabela1.A5" office:value-type="string">
            <text:p text:style-name="P29">3</text:p>
          </table:table-cell>
          <table:table-cell table:style-name="Tabela1.A5" office:value-type="string">
            <text:p text:style-name="P35">SEG</text:p>
          </table:table-cell>
          <table:table-cell table:style-name="Tabela1.A5" table:number-columns-spanned="2" office:value-type="string">
            <text:p text:style-name="P30">F</text:p>
          </table:table-cell>
          <table:covered-table-cell/>
          <table:table-cell table:style-name="Tabela1.A5" table:number-columns-spanned="3" office:value-type="string">
            <text:p text:style-name="P30">C</text:p>
          </table:table-cell>
          <table:covered-table-cell/>
          <table:covered-table-cell/>
          <table:table-cell table:style-name="Tabela1.A5" table:number-columns-spanned="4" office:value-type="string">
            <text:p text:style-name="P30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3"><text:span text:style-name="Fonte_20_parág._20_padrão"><text:span text:style-name="T6">C – 146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4</text:p>
          </table:table-cell>
          <table:table-cell table:style-name="Tabela1.A6" office:value-type="string">
            <text:p text:style-name="Table_20_Contents"><text:span text:style-name="Fonte_20_parág._20_padrão"><text:span text:style-name="T7">TER</text:span></text:span></text:p>
          </table:table-cell>
          <table:table-cell table:style-name="Tabela1.A6" table:number-columns-spanned="2" office:value-type="string">
            <text:p text:style-name="P33">D</text:p>
          </table:table-cell>
          <table:covered-table-cell/>
          <table:table-cell table:style-name="Tabela1.A6" table:number-columns-spanned="3" office:value-type="string">
            <text:p text:style-name="P30">A</text:p>
          </table:table-cell>
          <table:covered-table-cell/>
          <table:covered-table-cell/>
          <table:table-cell table:style-name="Tabela1.A6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>F SVE M</text:p>
          </table:table-cell>
          <table:covered-table-cell/>
          <table:table-cell table:style-name="Tabela1.N8" table:number-columns-spanned="5" office:value-type="string">
            <text:p text:style-name="P33"><text:span text:style-name="Fonte_20_parág._20_padrão"><text:span text:style-name="T6">D – 147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5</text:p>
          </table:table-cell>
          <table:table-cell table:style-name="Tabela1.A5" office:value-type="string">
            <text:p text:style-name="Table_20_Contents"><text:span text:style-name="Fonte_20_parág._20_padrão"><text:span text:style-name="T7">QUA</text:span></text:span></text:p>
          </table:table-cell>
          <table:table-cell table:style-name="Tabela1.A5" table:number-columns-spanned="2" office:value-type="string">
            <text:p text:style-name="P31">E</text:p>
          </table:table-cell>
          <table:covered-table-cell/>
          <table:table-cell table:style-name="Tabela1.A5" table:number-columns-spanned="3" office:value-type="string">
            <text:p text:style-name="P36">F</text:p>
          </table:table-cell>
          <table:covered-table-cell/>
          <table:covered-table-cell/>
          <table:table-cell table:style-name="Tabela1.A5" table:number-columns-spanned="4" office:value-type="string">
            <text:p text:style-name="P30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7">E – 146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  <table:table-cell table:style-name="Tabela1.S1" office:value-type="string">
            <text:p text:style-name="P38"/>
          </table:table-cell>
        </table:table-row>
        <table:table-row table:style-name="Tabela1.10">
          <table:table-cell table:style-name="Tabela1.A6" office:value-type="string">
            <text:p text:style-name="P39">6</text:p>
          </table:table-cell>
          <table:table-cell table:style-name="Tabela1.A6" office:value-type="string">
            <text:p text:style-name="P35">QUI</text:p>
          </table:table-cell>
          <table:table-cell table:style-name="Tabela1.A6" table:number-columns-spanned="2" office:value-type="string">
            <text:p text:style-name="P40">E</text:p>
          </table:table-cell>
          <table:covered-table-cell/>
          <table:table-cell table:style-name="Tabela1.A6" table:number-columns-spanned="3" office:value-type="string">
            <text:p text:style-name="P41">H</text:p>
          </table:table-cell>
          <table:covered-table-cell/>
          <table:covered-table-cell/>
          <table:table-cell table:style-name="Tabela1.A6" table:number-columns-spanned="4" office:value-type="string">
            <text:p text:style-name="P41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/>
          </table:table-cell>
          <table:covered-table-cell/>
          <table:table-cell table:style-name="Tabela1.N10" table:number-columns-spanned="5" office:value-type="string">
            <text:p text:style-name="P33"><text:span text:style-name="Fonte_20_parág._20_padrão"><text:span text:style-name="T6">F – 152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11">
          <table:table-cell table:style-name="Tabela1.A5" office:value-type="string">
            <text:p text:style-name="P39">7</text:p>
          </table:table-cell>
          <table:table-cell table:style-name="Tabela1.A5" office:value-type="string">
            <text:p text:style-name="Table_20_Contents"><text:span text:style-name="Fonte_20_parág._20_padrão"><text:span text:style-name="T7">SEX</text:span></text:span></text:p>
          </table:table-cell>
          <table:table-cell table:style-name="Tabela1.A5" table:number-columns-spanned="2" office:value-type="string">
            <text:p text:style-name="P40">A</text:p>
          </table:table-cell>
          <table:covered-table-cell/>
          <table:table-cell table:style-name="Tabela1.A5" table:number-columns-spanned="3" office:value-type="string">
            <text:p text:style-name="P41">D</text:p>
          </table:table-cell>
          <table:covered-table-cell/>
          <table:covered-table-cell/>
          <table:table-cell table:style-name="Tabela1.A5" table:number-columns-spanned="4" office:value-type="string">
            <text:p text:style-name="P41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3"><text:span text:style-name="Fonte_20_parág._20_padrão"><text:span text:style-name="T6">G - 0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8</text:p>
          </table:table-cell>
          <table:table-cell table:style-name="Tabela1.A6" office:value-type="string">
            <text:p text:style-name="Table_20_Contents"><text:span text:style-name="Fonte_20_parág._20_padrão"><text:span text:style-name="T5">SAB</text:span></text:span></text:p>
          </table:table-cell>
          <table:table-cell table:style-name="Tabela1.A6" table:number-columns-spanned="2" office:value-type="string">
            <text:p text:style-name="P40">C</text:p>
          </table:table-cell>
          <table:covered-table-cell/>
          <table:table-cell table:style-name="Tabela1.A6" table:number-columns-spanned="3" office:value-type="string">
            <text:p text:style-name="P40">A</text:p>
          </table:table-cell>
          <table:covered-table-cell/>
          <table:covered-table-cell/>
          <table:table-cell table:style-name="Tabela1.A6" table:number-columns-spanned="4" office:value-type="string">
            <text:p text:style-name="P40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3">D SVE M</text:p>
          </table:table-cell>
          <table:covered-table-cell/>
          <table:table-cell table:style-name="Tabela1.N12" table:number-columns-spanned="5" office:value-type="string">
            <text:p text:style-name="P34">H – 29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9</text:p>
          </table:table-cell>
          <table:table-cell table:style-name="Tabela1.A5" office:value-type="string">
            <text:p text:style-name="Table_20_Contents"><text:span text:style-name="Fonte_20_parág._20_padrão"><text:span text:style-name="T5">DOM</text:span></text:span></text:p>
          </table:table-cell>
          <table:table-cell table:style-name="Tabela1.A5" table:number-columns-spanned="2" office:value-type="string">
            <text:p text:style-name="P40">E</text:p>
          </table:table-cell>
          <table:covered-table-cell/>
          <table:table-cell table:style-name="Tabela1.A5" table:number-columns-spanned="3" office:value-type="string">
            <text:p text:style-name="P41">D</text:p>
          </table:table-cell>
          <table:covered-table-cell/>
          <table:covered-table-cell/>
          <table:table-cell table:style-name="Tabela1.A5" table:number-columns-spanned="4" office:value-type="string">
            <text:p text:style-name="P41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/>
          </table:table-cell>
          <table:covered-table-cell/>
          <table:table-cell table:style-name="Tabela1.A1" table:number-columns-spanned="5" office:value-type="string">
            <text:p text:style-name="P34">I – 0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0</text:p>
          </table:table-cell>
          <table:table-cell table:style-name="Tabela1.A6" office:value-type="string">
            <text:p text:style-name="P35">SEG</text:p>
          </table:table-cell>
          <table:table-cell table:style-name="Tabela1.A6" table:number-columns-spanned="2" office:value-type="string">
            <text:p text:style-name="P41">A</text:p>
          </table:table-cell>
          <table:covered-table-cell/>
          <table:table-cell table:style-name="Tabela1.A6" table:number-columns-spanned="3" office:value-type="string">
            <text:p text:style-name="P40">B</text:p>
          </table:table-cell>
          <table:covered-table-cell/>
          <table:covered-table-cell/>
          <table:table-cell table:style-name="Tabela1.A6" table:number-columns-spanned="4" office:value-type="string">
            <text:p text:style-name="P41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>E TACF</text:p>
          </table:table-cell>
          <table:covered-table-cell/>
          <table:table-cell table:style-name="Tabela1.N14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1</text:p>
          </table:table-cell>
          <table:table-cell table:style-name="Tabela1.A5" office:value-type="string">
            <text:p text:style-name="Table_20_Contents"><text:span text:style-name="Fonte_20_parág._20_padrão"><text:span text:style-name="T7">TER</text:span></text:span></text:p>
          </table:table-cell>
          <table:table-cell table:style-name="Tabela1.A5" table:number-columns-spanned="2" office:value-type="string">
            <text:p text:style-name="P41">B</text:p>
          </table:table-cell>
          <table:covered-table-cell/>
          <table:table-cell table:style-name="Tabela1.A5" table:number-columns-spanned="3" office:value-type="string">
            <text:p text:style-name="P41">H</text:p>
          </table:table-cell>
          <table:covered-table-cell/>
          <table:covered-table-cell/>
          <table:table-cell table:style-name="Tabela1.A5" table:number-columns-spanned="4" office:value-type="string">
            <text:p text:style-name="P40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2">D TACF</text:p>
          </table:table-cell>
          <table:covered-table-cell/>
          <table:table-cell table:style-name="Tabela1.A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2</text:p>
          </table:table-cell>
          <table:table-cell table:style-name="Tabela1.A6" office:value-type="string">
            <text:p text:style-name="Table_20_Contents"><text:span text:style-name="Fonte_20_parág._20_padrão"><text:span text:style-name="T7">QUA</text:span></text:span></text:p>
          </table:table-cell>
          <table:table-cell table:style-name="Tabela1.A6" table:number-columns-spanned="2" office:value-type="string">
            <text:p text:style-name="P41">C</text:p>
          </table:table-cell>
          <table:covered-table-cell/>
          <table:table-cell table:style-name="Tabela1.A6" table:number-columns-spanned="3" office:value-type="string">
            <text:p text:style-name="P41">E</text:p>
          </table:table-cell>
          <table:covered-table-cell/>
          <table:covered-table-cell/>
          <table:table-cell table:style-name="Tabela1.A6" table:number-columns-spanned="4" office:value-type="string">
            <text:p text:style-name="P41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1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3</text:p>
          </table:table-cell>
          <table:table-cell table:style-name="Tabela1.A5" office:value-type="string">
            <text:p text:style-name="P35">QUI</text:p>
          </table:table-cell>
          <table:table-cell table:style-name="Tabela1.A5" table:number-columns-spanned="2" office:value-type="string">
            <text:p text:style-name="P40">F</text:p>
          </table:table-cell>
          <table:covered-table-cell/>
          <table:table-cell table:style-name="Tabela1.A5" table:number-columns-spanned="3" office:value-type="string">
            <text:p text:style-name="P40">E</text:p>
          </table:table-cell>
          <table:covered-table-cell/>
          <table:covered-table-cell/>
          <table:table-cell table:style-name="Tabela1.A5" table:number-columns-spanned="4" office:value-type="string">
            <text:p text:style-name="P40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>C TACF</text:p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4</text:p>
          </table:table-cell>
          <table:table-cell table:style-name="Tabela1.A6" office:value-type="string">
            <text:p text:style-name="Table_20_Contents"><text:span text:style-name="Fonte_20_parág._20_padrão"><text:span text:style-name="T7">SEX</text:span></text:span></text:p>
          </table:table-cell>
          <table:table-cell table:style-name="Tabela1.A6" table:number-columns-spanned="2" office:value-type="string">
            <text:p text:style-name="P36">B</text:p>
          </table:table-cell>
          <table:covered-table-cell/>
          <table:table-cell table:style-name="Tabela1.A6" table:number-columns-spanned="3" office:value-type="string">
            <text:p text:style-name="P40">A</text:p>
          </table:table-cell>
          <table:covered-table-cell/>
          <table:covered-table-cell/>
          <table:table-cell table:style-name="Tabela1.A6" table:number-columns-spanned="4" office:value-type="string">
            <text:p text:style-name="P33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18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5</text:p>
          </table:table-cell>
          <table:table-cell table:style-name="Tabela1.A5" office:value-type="string">
            <text:p text:style-name="Table_20_Contents"><text:span text:style-name="Fonte_20_parág._20_padrão"><text:span text:style-name="T5">SAB</text:span></text:span></text:p>
          </table:table-cell>
          <table:table-cell table:style-name="Tabela1.A5" table:number-columns-spanned="2" office:value-type="string">
            <text:p text:style-name="P36">B</text:p>
          </table:table-cell>
          <table:covered-table-cell/>
          <table:table-cell table:style-name="Tabela1.A5" table:number-columns-spanned="3" office:value-type="string">
            <text:p text:style-name="P36">E</text:p>
          </table:table-cell>
          <table:covered-table-cell/>
          <table:covered-table-cell/>
          <table:table-cell table:style-name="Tabela1.A5" table:number-columns-spanned="4" office:value-type="string">
            <text:p text:style-name="P33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6</text:p>
          </table:table-cell>
          <table:table-cell table:style-name="Tabela1.A6" office:value-type="string">
            <text:p text:style-name="Table_20_Contents"><text:span text:style-name="Fonte_20_parág._20_padrão"><text:span text:style-name="T5">DOM</text:span></text:span></text:p>
          </table:table-cell>
          <table:table-cell table:style-name="Tabela1.A6" table:number-columns-spanned="2" office:value-type="string">
            <text:p text:style-name="P33">B</text:p>
          </table:table-cell>
          <table:covered-table-cell/>
          <table:table-cell table:style-name="Tabela1.A6" table:number-columns-spanned="3" office:value-type="string">
            <text:p text:style-name="P36">E</text:p>
          </table:table-cell>
          <table:covered-table-cell/>
          <table:covered-table-cell/>
          <table:table-cell table:style-name="Tabela1.A6" table:number-columns-spanned="4" office:value-type="string">
            <text:p text:style-name="P33">D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/>
          </table:table-cell>
          <table:covered-table-cell/>
          <table:table-cell table:style-name="Tabela1.N20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9">17</text:p>
          </table:table-cell>
          <table:table-cell table:style-name="Tabela1.A5" office:value-type="string">
            <text:p text:style-name="P35">SEG</text:p>
          </table:table-cell>
          <table:table-cell table:style-name="Tabela1.A5" table:number-columns-spanned="2" office:value-type="string">
            <text:p text:style-name="P33">F</text:p>
          </table:table-cell>
          <table:covered-table-cell/>
          <table:table-cell table:style-name="Tabela1.A5" table:number-columns-spanned="3" office:value-type="string">
            <text:p text:style-name="P40">B</text:p>
          </table:table-cell>
          <table:covered-table-cell/>
          <table:covered-table-cell/>
          <table:table-cell table:style-name="Tabela1.A5" table:number-columns-spanned="4" office:value-type="string">
            <text:p text:style-name="P36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>B TACF</text:p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18</text:p>
          </table:table-cell>
          <table:table-cell table:style-name="Tabela1.A6" office:value-type="string">
            <text:p text:style-name="Table_20_Contents"><text:span text:style-name="Fonte_20_parág._20_padrão"><text:span text:style-name="T7">TER</text:span></text:span></text:p>
          </table:table-cell>
          <table:table-cell table:style-name="Tabela1.A6" table:number-columns-spanned="2" office:value-type="string">
            <text:p text:style-name="P41">D</text:p>
          </table:table-cell>
          <table:covered-table-cell/>
          <table:table-cell table:style-name="Tabela1.A6" table:number-columns-spanned="3" office:value-type="string">
            <text:p text:style-name="P41">F</text:p>
          </table:table-cell>
          <table:covered-table-cell/>
          <table:covered-table-cell/>
          <table:table-cell table:style-name="Tabela1.A6" table:number-columns-spanned="4" office:value-type="string">
            <text:p text:style-name="P41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>A TACF</text:p>
          </table:table-cell>
          <table:covered-table-cell/>
          <table:table-cell table:style-name="Tabela1.N22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23">
          <table:table-cell table:style-name="Tabela1.A5" office:value-type="string">
            <text:p text:style-name="P39">19</text:p>
          </table:table-cell>
          <table:table-cell table:style-name="Tabela1.A5" office:value-type="string">
            <text:p text:style-name="Table_20_Contents"><text:span text:style-name="Fonte_20_parág._20_padrão"><text:span text:style-name="T7">QUA</text:span></text:span></text:p>
          </table:table-cell>
          <table:table-cell table:style-name="Tabela1.A5" table:number-columns-spanned="2" office:value-type="string">
            <text:p text:style-name="P36">F</text:p>
          </table:table-cell>
          <table:covered-table-cell/>
          <table:table-cell table:style-name="Tabela1.A5" table:number-columns-spanned="3" office:value-type="string">
            <text:p text:style-name="P33">B</text:p>
          </table:table-cell>
          <table:covered-table-cell/>
          <table:covered-table-cell/>
          <table:table-cell table:style-name="Tabela1.A5" table:number-columns-spanned="4" office:value-type="string">
            <text:p text:style-name="P33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9">20</text:p>
          </table:table-cell>
          <table:table-cell table:style-name="Tabela1.A6" office:value-type="string">
            <text:p text:style-name="P35">QUI</text:p>
          </table:table-cell>
          <table:table-cell table:style-name="Tabela1.A6" table:number-columns-spanned="2" office:value-type="string">
            <text:p text:style-name="P33">A</text:p>
          </table:table-cell>
          <table:covered-table-cell/>
          <table:table-cell table:style-name="Tabela1.A6" table:number-columns-spanned="3" office:value-type="string">
            <text:p text:style-name="P33">H</text:p>
          </table:table-cell>
          <table:covered-table-cell/>
          <table:covered-table-cell/>
          <table:table-cell table:style-name="Tabela1.A6" table:number-columns-spanned="4" office:value-type="string">
            <text:p text:style-name="P36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24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1</text:p>
          </table:table-cell>
          <table:table-cell table:style-name="Tabela1.A5" office:value-type="string">
            <text:p text:style-name="Table_20_Contents"><text:span text:style-name="Fonte_20_parág._20_padrão"><text:span text:style-name="T7">SEX</text:span></text:span></text:p>
          </table:table-cell>
          <table:table-cell table:style-name="Tabela1.A5" table:number-columns-spanned="2" office:value-type="string">
            <text:p text:style-name="P33">B</text:p>
          </table:table-cell>
          <table:covered-table-cell/>
          <table:table-cell table:style-name="Tabela1.A5" table:number-columns-spanned="3" office:value-type="string">
            <text:p text:style-name="P33">C</text:p>
          </table:table-cell>
          <table:covered-table-cell/>
          <table:covered-table-cell/>
          <table:table-cell table:style-name="Tabela1.A5" table:number-columns-spanned="4" office:value-type="string">
            <text:p text:style-name="P33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3"/>
          </table:table-cell>
          <table:covered-table-cell/>
          <table:table-cell table:style-name="Tabela1.A1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2</text:p>
          </table:table-cell>
          <table:table-cell table:style-name="Tabela1.A6" office:value-type="string">
            <text:p text:style-name="Table_20_Contents"><text:span text:style-name="Fonte_20_parág._20_padrão"><text:span text:style-name="T5">SAB</text:span></text:span></text:p>
          </table:table-cell>
          <table:table-cell table:style-name="Tabela1.A6" table:number-columns-spanned="2" office:value-type="string">
            <text:p text:style-name="P36">F</text:p>
          </table:table-cell>
          <table:covered-table-cell/>
          <table:table-cell table:style-name="Tabela1.A6" table:number-columns-spanned="3" office:value-type="string">
            <text:p text:style-name="P36">A</text:p>
          </table:table-cell>
          <table:covered-table-cell/>
          <table:covered-table-cell/>
          <table:table-cell table:style-name="Tabela1.A6" table:number-columns-spanned="4" office:value-type="string">
            <text:p text:style-name="P36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26" table:number-columns-spanned="5" office:value-type="string">
            <text:p text:style-name="P43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3</text:p>
          </table:table-cell>
          <table:table-cell table:style-name="Tabela1.A5" office:value-type="string">
            <text:p text:style-name="Table_20_Contents"><text:span text:style-name="Fonte_20_parág._20_padrão"><text:span text:style-name="T5">DOM</text:span></text:span></text:p>
          </table:table-cell>
          <table:table-cell table:style-name="Tabela1.A5" table:number-columns-spanned="2" office:value-type="string">
            <text:p text:style-name="P33">B</text:p>
          </table:table-cell>
          <table:covered-table-cell/>
          <table:table-cell table:style-name="Tabela1.A5" table:number-columns-spanned="3" office:value-type="string">
            <text:p text:style-name="P33">D</text:p>
          </table:table-cell>
          <table:covered-table-cell/>
          <table:covered-table-cell/>
          <table:table-cell table:style-name="Tabela1.A5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4</text:p>
          </table:table-cell>
          <table:table-cell table:style-name="Tabela1.A6" office:value-type="string">
            <text:p text:style-name="P35">SEG</text:p>
          </table:table-cell>
          <table:table-cell table:style-name="Tabela1.A6" table:number-columns-spanned="2" office:value-type="string">
            <text:p text:style-name="P31">D</text:p>
          </table:table-cell>
          <table:covered-table-cell/>
          <table:table-cell table:style-name="Tabela1.A6" table:number-columns-spanned="3" office:value-type="string">
            <text:p text:style-name="P30">F</text:p>
          </table:table-cell>
          <table:covered-table-cell/>
          <table:covered-table-cell/>
          <table:table-cell table:style-name="Tabela1.A6" table:number-columns-spanned="4" office:value-type="string">
            <text:p text:style-name="P30">E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5</text:p>
          </table:table-cell>
          <table:table-cell table:style-name="Tabela1.A5" office:value-type="string">
            <text:p text:style-name="Table_20_Contents"><text:span text:style-name="Fonte_20_parág._20_padrão"><text:span text:style-name="T7">TER</text:span></text:span></text:p>
          </table:table-cell>
          <table:table-cell table:style-name="Tabela1.A5" table:number-columns-spanned="2" office:value-type="string">
            <text:p text:style-name="P30">D</text:p>
          </table:table-cell>
          <table:covered-table-cell/>
          <table:table-cell table:style-name="Tabela1.A5" table:number-columns-spanned="3" office:value-type="string">
            <text:p text:style-name="P30">H</text:p>
          </table:table-cell>
          <table:covered-table-cell/>
          <table:covered-table-cell/>
          <table:table-cell table:style-name="Tabela1.A5" table:number-columns-spanned="4" office:value-type="string">
            <text:p text:style-name="P30">B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6</text:p>
          </table:table-cell>
          <table:table-cell table:style-name="Tabela1.A6" office:value-type="string">
            <text:p text:style-name="Table_20_Contents"><text:span text:style-name="Fonte_20_parág._20_padrão"><text:span text:style-name="T7">QUA</text:span></text:span></text:p>
          </table:table-cell>
          <table:table-cell table:style-name="Tabela1.A6" table:number-columns-spanned="2" office:value-type="string">
            <text:p text:style-name="P31">G</text:p>
          </table:table-cell>
          <table:covered-table-cell/>
          <table:table-cell table:style-name="Tabela1.A6" table:number-columns-spanned="3" office:value-type="string">
            <text:p text:style-name="P30">E</text:p>
          </table:table-cell>
          <table:covered-table-cell/>
          <table:covered-table-cell/>
          <table:table-cell table:style-name="Tabela1.A6" table:number-columns-spanned="4" office:value-type="string">
            <text:p text:style-name="P30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30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7</text:p>
          </table:table-cell>
          <table:table-cell table:style-name="Tabela1.A5" office:value-type="string">
            <text:p text:style-name="P35">QUI</text:p>
          </table:table-cell>
          <table:table-cell table:style-name="Tabela1.A5" table:number-columns-spanned="2" office:value-type="string">
            <text:p text:style-name="P36">A</text:p>
          </table:table-cell>
          <table:covered-table-cell/>
          <table:table-cell table:style-name="Tabela1.A5" table:number-columns-spanned="3" office:value-type="string">
            <text:p text:style-name="P30">B</text:p>
          </table:table-cell>
          <table:covered-table-cell/>
          <table:covered-table-cell/>
          <table:table-cell table:style-name="Tabela1.A5" table:number-columns-spanned="4" office:value-type="string">
            <text:p text:style-name="P33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8</text:p>
          </table:table-cell>
          <table:table-cell table:style-name="Tabela1.A6" office:value-type="string">
            <text:p text:style-name="Table_20_Contents"><text:span text:style-name="Fonte_20_parág._20_padrão"><text:span text:style-name="T7">SEX</text:span></text:span></text:p>
          </table:table-cell>
          <table:table-cell table:style-name="Tabela1.A6" table:number-columns-spanned="2" office:value-type="string">
            <text:p text:style-name="P31">F</text:p>
          </table:table-cell>
          <table:covered-table-cell/>
          <table:table-cell table:style-name="Tabela1.A6" table:number-columns-spanned="3" office:value-type="string">
            <text:p text:style-name="P36">E</text:p>
          </table:table-cell>
          <table:covered-table-cell/>
          <table:covered-table-cell/>
          <table:table-cell table:style-name="Tabela1.A6" table:number-columns-spanned="4" office:value-type="string">
            <text:p text:style-name="P31">B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2"/>
          </table:table-cell>
          <table:covered-table-cell/>
          <table:table-cell table:style-name="Tabela1.N32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9</text:p>
          </table:table-cell>
          <table:table-cell table:style-name="Tabela1.A5" office:value-type="string">
            <text:p text:style-name="Table_20_Contents"><text:span text:style-name="Fonte_20_parág._20_padrão"><text:span text:style-name="T5">SAB</text:span></text:span></text:p>
          </table:table-cell>
          <table:table-cell table:style-name="Tabela1.A5" table:number-columns-spanned="2" office:value-type="string">
            <text:p text:style-name="P44">A</text:p>
          </table:table-cell>
          <table:covered-table-cell/>
          <table:table-cell table:style-name="Tabela1.A5" table:number-columns-spanned="3" office:value-type="string">
            <text:p text:style-name="P45">C</text:p>
          </table:table-cell>
          <table:covered-table-cell/>
          <table:covered-table-cell/>
          <table:table-cell table:style-name="Tabela1.A5" table:number-columns-spanned="4" office:value-type="string">
            <text:p text:style-name="P46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34" office:value-type="string">
            <text:p text:style-name="Table_20_Paragraph">30</text:p>
          </table:table-cell>
          <table:table-cell table:style-name="Tabela1.B34" office:value-type="string">
            <text:p text:style-name="Table_20_Contents"><text:span text:style-name="Fonte_20_parág._20_padrão"><text:span text:style-name="T5">DOM</text:span></text:span></text:p>
          </table:table-cell>
          <table:table-cell table:style-name="Tabela1.C34" table:number-columns-spanned="2" office:value-type="string">
            <text:p text:style-name="P47">C</text:p>
          </table:table-cell>
          <table:covered-table-cell/>
          <table:table-cell table:style-name="Tabela1.E34" table:number-columns-spanned="3" office:value-type="string">
            <text:p text:style-name="P47">E</text:p>
          </table:table-cell>
          <table:covered-table-cell/>
          <table:covered-table-cell/>
          <table:table-cell table:style-name="Tabela1.H34" table:number-columns-spanned="4" office:value-type="string">
            <text:p text:style-name="P47">A</text:p>
          </table:table-cell>
          <table:covered-table-cell/>
          <table:covered-table-cell/>
          <table:covered-table-cell/>
          <table:table-cell table:style-name="Tabela1.L34" table:number-columns-spanned="2" office:value-type="string">
            <text:p text:style-name="P6"/>
          </table:table-cell>
          <table:covered-table-cell/>
          <table:table-cell table:style-name="Tabela1.N34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35" office:value-type="string">
            <text:p text:style-name="Table_20_Paragraph">31</text:p>
          </table:table-cell>
          <table:table-cell table:style-name="Tabela1.B35" office:value-type="string">
            <text:p text:style-name="P35">SEG</text:p>
          </table:table-cell>
          <table:table-cell table:style-name="Tabela1.C35" table:number-columns-spanned="2" office:value-type="string">
            <text:p text:style-name="P47">D</text:p>
          </table:table-cell>
          <table:covered-table-cell/>
          <table:table-cell table:style-name="Tabela1.E35" table:number-columns-spanned="3" office:value-type="string">
            <text:p text:style-name="P47">C</text:p>
          </table:table-cell>
          <table:covered-table-cell/>
          <table:covered-table-cell/>
          <table:table-cell table:style-name="Tabela1.H35" table:number-columns-spanned="4" office:value-type="string">
            <text:p text:style-name="P47">E</text:p>
          </table:table-cell>
          <table:covered-table-cell/>
          <table:covered-table-cell/>
          <table:covered-table-cell/>
          <table:table-cell table:style-name="Tabela1.L35" table:number-columns-spanned="2" office:value-type="string">
            <text:p text:style-name="P6"/>
          </table:table-cell>
          <table:covered-table-cell/>
          <table:table-cell table:style-name="Tabela1.N35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6">
          <table:table-cell table:style-name="Tabela1.A1" table:number-columns-spanned="18" office:value-type="string">
            <text:p text:style-name="P48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S36" office:value-type="string">
            <text:p text:style-name="P6"/>
          </table:table-cell>
          <table:table-cell table:style-name="Tabela1.T36" office:value-type="string">
            <text:p text:style-name="P49">F</text:p>
          </table:table-cell>
          <table:table-cell table:style-name="Tabela1.A5" office:value-type="string">
            <text:p text:style-name="P50">A</text:p>
          </table:table-cell>
          <table:table-cell table:style-name="Tabela1.A5" office:value-type="string">
            <text:p text:style-name="P51">D</text:p>
          </table:table-cell>
          <table:table-cell table:style-name="Tabela1.A5" office:value-type="string">
            <text:p text:style-name="P42">C</text:p>
          </table:table-cell>
        </table:table-row>
        <table:table-row table:style-name="Tabela1.37">
          <table:table-cell table:style-name="Tabela1.A1" office:value-type="string">
            <text:p text:style-name="P52">LEG</text:p>
          </table:table-cell>
          <table:table-cell table:style-name="Tabela1.A1" table:number-columns-spanned="2" office:value-type="string">
            <text:p text:style-name="P53">OPERADOR</text:p>
          </table:table-cell>
          <table:covered-table-cell/>
          <table:table-cell table:style-name="Tabela1.A1" table:number-columns-spanned="2" office:value-type="string">
            <text:p text:style-name="P54">IND</text:p>
          </table:table-cell>
          <table:covered-table-cell/>
          <table:table-cell table:style-name="Tabela1.A1" office:value-type="string">
            <text:p text:style-name="P55">LEG</text:p>
          </table:table-cell>
          <table:table-cell table:style-name="Tabela1.A1" table:number-columns-spanned="3" office:value-type="string">
            <text:p text:style-name="P56">OPERADOR</text:p>
          </table:table-cell>
          <table:covered-table-cell/>
          <table:covered-table-cell/>
          <table:table-cell table:style-name="Tabela1.A1" office:value-type="string">
            <text:p text:style-name="P57">IND</text:p>
          </table:table-cell>
          <table:table-cell table:style-name="Tabela1.A1" table:number-columns-spanned="2" office:value-type="string">
            <text:p text:style-name="P58">LEG</text:p>
          </table:table-cell>
          <table:covered-table-cell/>
          <table:table-cell table:style-name="Tabela1.A1" table:number-columns-spanned="2" office:value-type="string">
            <text:p text:style-name="P59">OPERADOR</text:p>
          </table:table-cell>
          <table:covered-table-cell/>
          <table:table-cell table:style-name="Tabela1.A1" office:value-type="string">
            <text:p text:style-name="P60">IND</text:p>
          </table:table-cell>
          <table:table-cell table:style-name="Tabela1.A1" office:value-type="string">
            <text:p text:style-name="P61">LEG</text:p>
          </table:table-cell>
          <table:table-cell table:style-name="Tabela1.A1" office:value-type="string">
            <text:p text:style-name="P62">OPERADOR</text:p>
          </table:table-cell>
          <table:table-cell table:style-name="Tabela1.A1" office:value-type="string">
            <text:p text:style-name="P63">IND</text:p>
          </table:table-cell>
          <table:table-cell table:style-name="Tabela1.S37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4">A</text:p>
          </table:table-cell>
          <table:table-cell table:style-name="Tabela1.A1" table:number-columns-spanned="2" office:value-type="string">
            <text:p text:style-name="P65">2S TERBECK</text:p>
          </table:table-cell>
          <table:covered-table-cell/>
          <table:table-cell table:style-name="Tabela1.A1" table:number-columns-spanned="2" office:value-type="string">
            <text:p text:style-name="P66">DNUQ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8">B</text:p>
          </table:table-cell>
          <table:table-cell table:style-name="Tabela1.A1" table:number-columns-spanned="2" office:value-type="string">
            <text:p text:style-name="P65">2S RUI</text:p>
          </table:table-cell>
          <table:covered-table-cell/>
          <table:table-cell table:style-name="Tabela1.A1" table:number-columns-spanned="2" office:value-type="string">
            <text:p text:style-name="P69">IXHD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8">C</text:p>
          </table:table-cell>
          <table:table-cell table:style-name="Tabela1.A1" table:number-columns-spanned="2" office:value-type="string">
            <text:p text:style-name="P65">2S SAULO</text:p>
          </table:table-cell>
          <table:covered-table-cell/>
          <table:table-cell table:style-name="Tabela1.A1" table:number-columns-spanned="2" office:value-type="string">
            <text:p text:style-name="P70">FZAN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1">D</text:p>
          </table:table-cell>
          <table:table-cell table:style-name="Tabela1.A1" table:number-columns-spanned="2" office:value-type="string">
            <text:p text:style-name="P65">2S KEVIN</text:p>
          </table:table-cell>
          <table:covered-table-cell/>
          <table:table-cell table:style-name="Tabela1.A1" table:number-columns-spanned="2" office:value-type="string">
            <text:p text:style-name="P72">AXTR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8">E</text:p>
          </table:table-cell>
          <table:table-cell table:style-name="Tabela1.A1" table:number-columns-spanned="2" office:value-type="string">
            <text:p text:style-name="P65">2S SITORSKI</text:p>
          </table:table-cell>
          <table:covered-table-cell/>
          <table:table-cell table:style-name="Tabela1.A1" table:number-columns-spanned="2" office:value-type="string">
            <text:p text:style-name="P73">QXTJ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4">F</text:p>
          </table:table-cell>
          <table:table-cell table:style-name="Tabela1.A1" table:number-columns-spanned="2" office:value-type="string">
            <text:p text:style-name="P65">2S FERNANDES</text:p>
          </table:table-cell>
          <table:covered-table-cell/>
          <table:table-cell table:style-name="Tabela1.A1" table:number-columns-spanned="2" office:value-type="string">
            <text:p text:style-name="P75">-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4">G</text:p>
          </table:table-cell>
          <table:table-cell table:style-name="Tabela1.A1" table:number-columns-spanned="2" office:value-type="string">
            <text:p text:style-name="P65">3S LOURENÇO</text:p>
          </table:table-cell>
          <table:covered-table-cell/>
          <table:table-cell table:style-name="Tabela1.A1" table:number-columns-spanned="2" office:value-type="string">
            <text:p text:style-name="P76">GNKL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7">H</text:p>
          </table:table-cell>
          <table:table-cell table:style-name="Tabela1.A1" table:number-columns-spanned="2" office:value-type="string">
            <text:p text:style-name="P65">SO SOARES</text:p>
          </table:table-cell>
          <table:covered-table-cell/>
          <table:table-cell table:style-name="Tabela1.A1" table:number-columns-spanned="2" office:value-type="string">
            <text:p text:style-name="P78">WLKZ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7">I</text:p>
          </table:table-cell>
          <table:table-cell table:style-name="Tabela1.A1" table:number-columns-spanned="2" office:value-type="string">
            <text:p text:style-name="P65">2S ELIAS</text:p>
          </table:table-cell>
          <table:covered-table-cell/>
          <table:table-cell table:style-name="Tabela1.A1" table:number-columns-spanned="2" office:value-type="string">
            <text:p text:style-name="P79">-</text:p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5"/>
          </table:table-cell>
          <table:covered-table-cell/>
          <table:table-cell table:style-name="Tabela1.A1" table:number-columns-spanned="2" office:value-type="string">
            <text:p text:style-name="P76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3" office:value-type="string">
            <text:p text:style-name="P67"/>
          </table:table-cell>
          <table:covered-table-cell/>
          <table:covered-table-cell/>
          <table:table-cell table:style-name="Tabela1.A1" office:value-type="string">
            <text:p text:style-name="P67"/>
          </table:table-cell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table:number-columns-spanned="2" office:value-type="string">
            <text:p text:style-name="P67"/>
          </table:table-cell>
          <table:covered-table-cell/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7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</table:table>
      <text:p text:style-name="P6"/>
      <text:p text:style-name="P6"/>
      <text:p text:style-name="P6"/>
      <text:section text:style-name="Sect1" text:name="Sect1"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p text:style-name="P80">ESPAÇO RESERVADO PARA OBSERVAÇÕES QUE SE FAÇAM NECESSÁRIAS</text:p>
            </table:table-cell>
          </table:table-row>
          <table:table-row table:style-name="Tabela2.2">
            <table:table-cell table:style-name="Tabela2.A1" office:value-type="string">
              <text:p text:style-name="P81"><text:span text:style-name="Fonte_20_parág._20_padrão"><text:span text:style-name="T8">1 – EXPEDIENTE</text:span></text:span>:<text:line-break/>a) <text:s text:c="2"/>O SO Soares, do efetivo da SIJ, cumprirá manutenção operacional <text:span text:style-name="Fonte_20_parág._20_padrão"><text:span text:style-name="T9">em 04 (quatro) turnos no presente mês.</text:span></text:span></text:p>
              <text:p text:style-name="P81"/>
              <text:p text:style-name="P82">2 – FÉRIAS/MISSÃO:</text:p>
              <text:list text:style-name="L1">
                <text:list-item>
                  <text:p text:style-name="P83"><text:span text:style-name="Fonte_20_parág._20_padrão"><text:span text:style-name="T10">O 2S Rui estará de férias no período de 28 de fevereiro até dia 06 de março, 7 dias.</text:span></text:span></text:p>
                </text:list-item>
                <text:list-item>
                  <text:p text:style-name="P83">O 2S Rui estará em missão no período de 31 de março a 10 de abril.</text:p>
                </text:list-item>
                <text:list-item>
                  <text:p text:style-name="P83">O 2S Fernandes estará em missão no período de 31 de março a 10 de abril.</text:p>
                </text:list-item>
              </text:list>
              <text:p text:style-name="P84"/>
              <text:p text:style-name="P85"/>
              <text:p text:style-name="P85"/>
              <text:p text:style-name="P86"><text:span text:style-name="Fonte_20_parág._20_padrão"><text:span text:style-name="T8">3 - OUTROS AFASTAMENTOS:</text:span></text:span></text:p>
              <text:list text:continue-numbering="true" text:style-name="L1">
                <text:list-item>
                  <text:p text:style-name="P87">O 2S Kevin, escalado para o serviço de Operador da Central de Vigilância Eletrônica, dia 08 de março, 1° turno.</text:p>
                </text:list-item>
                <text:list-item>
                  <text:p text:style-name="P88"><text:span text:style-name="Fonte_20_parág._20_padrão"><text:span text:style-name="T10">O 2S Fernandes, escalado para o serviço de Operador da Central de Vigilância Eletrônica, dia 04 de janeiro, 1° turno.</text:span></text:span></text:p>
                </text:list-item>
              </text:list>
              <text:p text:style-name="P89"><text:span text:style-name="Fonte_20_parág._20_padrão"><text:span text:style-name="T10"><text:line-break/> <text:s text:c="2"/><text:line-break/></text:span></text:span></text:p>
              <text:list text:continue-numbering="true" text:style-name="L1">
                <text:list-item>
                  <text:p text:style-name="P83"><text:span text:style-name="Fonte_20_parág._20_padrão"><text:span text:style-name="T8">– OBSERVAÇÕES:</text:span></text:span></text:p>
                </text:list-item>
                <text:list-item>
                  <text:p text:style-name="P90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  <text:list-item>
                  <text:p text:style-name="P91">No mês de março os operadores realizarão PIMO que será coordenado pelo 2S Kevin.</text:p>
                </text:list-item>
              </text:list>
              <text:p text:style-name="P92"/>
              <text:p text:style-name="P93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5"/>
              <text:p text:style-name="P96"/>
              <text:p text:style-name="P97">LUCIANO FERNANDES DOS SANTOS 2S QSS BCO</text:p>
              <text:p text:style-name="P97">ESCALANTE DO ARCC-CW</text:p>
            </table:table-cell>
          </table:table-row>
          <table:table-row table:style-name="Tabela2.1">
            <table:table-cell table:style-name="Tabela2.A1" office:value-type="string">
              <text:p text:style-name="P80"/>
            </table:table-cell>
          </table:table-row>
          <table:table-row table:style-name="Tabela2.4">
            <table:table-cell table:style-name="Tabela2.A1" office:value-type="string">
              <text:p text:style-name="P94"/>
              <text:p text:style-name="P94">Não Aplicável.</text:p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4"/>
              <text:p text:style-name="P98"/>
              <text:p text:style-name="P99"/>
              <text:p text:style-name="P100">LUCIANO FERNANDES DOS SANTOS 2S QSS BCO</text:p>
              <text:p text:style-name="P100">ESCALANTE DO ARCC-CW</text:p>
            </table:table-cell>
          </table:table-row>
        </table:table>
        <text:p text:style-name="P101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style:language-complex="pt" style:country-complex="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fo:hyphenation-keep="auto" loext:hyphenation-keep-type="column"/>
      <style:text-properties fo:font-size="12pt" fo:language="pt" fo:country="BR" style:font-size-asian="12pt" style:language-asian="pt" style:country-asian="B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ListLabel_20_1" style:display-name="ListLabel 1" style:family="text">
      <style:text-properties fo:language="pt" fo:country="PT" style:language-asian="pt" style:country-asian="PT" style:language-complex="pt" style:country-complex="PT" style:text-scale="100%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8" style:display-name="ListLabel 28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_20_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_20_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_20_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_20_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_20_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_20_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_20_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_20_37" style:display-name="ListLabel 37" style:family="text">
      <style:text-properties style:text-scale="100%"/>
    </style:style>
    <style:style style:name="ListLabel_20_38" style:display-name="ListLabel 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9" style:display-name="ListLabel 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fo:font-size="15.5pt" style:font-size-asian="15.5pt"/>
    </style:style>
    <style:style style:name="ListLabel_20_47" style:display-name="ListLabel 47" style:family="text">
      <style:text-properties style:text-scale="100%"/>
    </style:style>
    <style:style style:name="ListLabel_20_48" style:display-name="ListLabel 4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text-scale="100%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fo:font-size="11pt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59cm" fo:margin-left="0.189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459cm" fo:margin-left="2.081cm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459cm" fo:margin-left="3.986cm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459cm" fo:margin-left="5.891cm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459cm" fo:margin-left="7.798cm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459cm" fo:margin-left="9.703cm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459cm" fo:margin-left="11.608cm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459cm" fo:margin-left="13.515cm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459cm" fo:margin-left="15.4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9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6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494cm" fo:margin-left="0.67cm" fo:margin-right="0.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>HORÁRIO DE TRABALHO</dc:title>
    <meta:initial-creator>Alexsandro</meta:initial-creator>
    <meta:creation-date>2025-02-08T18:40:00Z</meta:creation-date>
    <dc:date>2025-11-17T15:29:00.856814100</dc:date>
    <meta:print-date>2025-11-17T15:21:57.350295700</meta:print-date>
    <meta:editing-cycles>20</meta:editing-cycles>
    <meta:editing-duration>PT6H1M59S</meta:editing-duration>
    <meta:document-statistic meta:table-count="2" meta:image-count="0" meta:object-count="0" meta:page-count="2" meta:paragraph-count="263" meta:word-count="518" meta:character-count="2110" meta:non-whitespace-character-count="1840"/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Prevista/ODF/03%20-%20PREV%20-%20MARÇO%202025.odt/Normal.dotm"/>
  </office:meta>
</office:document-meta>
</file>